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2.584cm" fo:min-width="3.2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63cm" fo:min-width="2.6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25cm" fo:min-width="2.90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3.001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2.584cm" fo:min-width="4.934cm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3.34cm" fo:min-width="4.9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42cm" fo:min-width="1.69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standard">
      <style:graphic-properties svg:stroke-opacity="100%" draw:fill="none" draw:textarea-horizontal-align="justify" draw:textarea-vertical-align="middle" draw:auto-grow-height="false" fo:min-height="9.15cm" fo:min-width="9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95cm" fo:min-width="6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priora">
        <draw:custom-shape draw:style-name="gr1" draw:text-style-name="P2" xml:id="id4" draw:id="id4" draw:layer="layout" svg:width="4.4cm" svg:height="3cm" svg:x="10.9cm" svg:y="3.3cm">
          <text:p text:style-name="P1">Header</text:p>
          <text:p text:style-name="P1">conversion</text:p>
          <text:p text:style-name="P1">tool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1" draw:id="id1" draw:layer="layout" svg:width="3.1cm" svg:height="4.5cm" svg:x="2cm" svg:y="1.8cm">
          <text:p text:style-name="P1">Liferay</text:p>
          <text:p text:style-name="P1">source</text:p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2" draw:id="id2" draw:layer="layout" svg:width="3.4cm" svg:height="4.6cm" svg:x="1.8cm" svg:y="9.2cm">
          <text:p text:style-name="P1">Processed</text:p>
          <text:p text:style-name="P1">Liferay</text:p>
          <text:p text:style-name="P1">source</text:p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xml:id="id5" draw:id="id5" draw:layer="layout" draw:type="line" svg:x1="3.55cm" svg:y1="6.3cm" svg:x2="3.5cm" svg:y2="9.2cm" draw:start-shape="id1" draw:end-shape="id2" svg:d="M3550 6300l-50 2900" svg:viewBox="0 0 51 2901">
          <text:p/>
        </draw:connector>
        <draw:custom-shape draw:style-name="gr5" draw:text-style-name="P1" xml:id="id3" draw:id="id3" draw:layer="layout" svg:width="3.5cm" svg:height="4.4cm" svg:x="14.5cm" svg:y="22.6cm">
          <text:p text:style-name="P1">New</text:p>
          <text:p text:style-name="P1">revision</text:p>
          <text:p text:style-name="P1">of</text:p>
          <text:p text:style-name="P1">Lifera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draw:type="line" svg:x1="3.5cm" svg:y1="13.8cm" svg:x2="16.25cm" svg:y2="22.6cm" draw:start-shape="id2" draw:start-glue-point="7" draw:end-shape="id3" draw:end-glue-point="5" svg:d="M3500 13800l12750 8800" svg:viewBox="0 0 12751 8801">
          <text:p/>
        </draw:connector>
        <draw:custom-shape draw:style-name="gr6" draw:text-style-name="P2" xml:id="id7" draw:id="id7" draw:layer="layout" svg:width="6.1cm" svg:height="3cm" svg:x="10.3cm" svg:y="7.8cm">
          <text:p text:style-name="P1">SourceFormat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7" draw:text-style-name="P2" xml:id="id8" draw:id="id8" draw:layer="layout" svg:width="6.3cm" svg:height="3.8cm" svg:x="13.2cm" svg:y="11.6cm">
          <text:p text:style-name="P1">Inbound licensing</text:p>
          <text:p text:style-name="P1">check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" draw:text-style-name="P1" xml:id="id6" draw:id="id6" draw:layer="layout" svg:width="3.1cm" svg:height="3.1cm" svg:x="2.1cm" svg:y="19.6cm">
          <text:p text:style-name="P1">Develop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3" draw:layer="layout" draw:type="line" svg:x1="10.9cm" svg:y1="4.8cm" svg:x2="3.525cm" svg:y2="7.75cm" draw:start-shape="id4" draw:start-glue-point="5" draw:end-shape="id5" draw:end-glue-point="0" svg:d="M10900 4800l-7375 2950" svg:viewBox="0 0 7376 2951">
          <text:p text:style-name="P1">Converts</text:p>
          <text:p text:style-name="P1">headers to</text:p>
          <text:p text:style-name="P1">new format</text:p>
          <text:p text:style-name="P1">(once)</text:p>
        </draw:connector>
        <draw:connector draw:style-name="gr9" draw:text-style-name="P3" draw:layer="layout" draw:type="line" svg:x1="4.746cm" svg:y1="20.054cm" svg:x2="5.867cm" svg:y2="15.485cm" draw:start-shape="id6" draw:start-glue-point="11" svg:d="M4746 20054l1121-4569" svg:viewBox="0 0 1122 4570">
          <text:p text:style-name="P1">Makes</text:p>
          <text:p text:style-name="P1">changes</text:p>
        </draw:connector>
        <draw:connector draw:style-name="gr9" draw:text-style-name="P3" draw:layer="layout" draw:type="line" svg:x1="10.3cm" svg:y1="9.3cm" svg:x2="8.095cm" svg:y2="16.933cm" draw:start-shape="id7" draw:start-glue-point="5" svg:d="M10300 9300l-2205 7633" svg:viewBox="0 0 2206 7634">
          <text:p text:style-name="P1">Checks formatting;</text:p>
          <text:p text:style-name="P1">Verifies integrity of</text:p>
          <text:p text:style-name="P1">headers</text:p>
        </draw:connector>
        <draw:connector draw:style-name="gr9" draw:text-style-name="P3" draw:layer="layout" draw:type="line" svg:x1="13.2cm" svg:y1="13.5cm" svg:x2="12.997cm" svg:y2="20.312cm" draw:start-shape="id8" draw:start-glue-point="5" svg:d="M13200 13500l-203 6812" svg:viewBox="0 0 204 6813">
          <text:p text:style-name="P1"/>
          <text:p text:style-name="P1"/>
          <text:p text:style-name="P1">Verifies licensing of</text:p>
          <text:p text:style-name="P1">all declared</text:p>
          <text:p text:style-name="P1">dependencies</text:p>
        </draw:connector>
        <draw:custom-shape draw:style-name="gr10" draw:text-style-name="P2" draw:layer="layout" svg:width="9.8cm" svg:height="9.4cm" svg:x="9.4cm" svg:y="1.7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6cm" svg:height="1.673cm" svg:x="15.7cm" svg:y="1.9cm">
          <draw:text-box>
            <text:p text:style-name="P4"><text:span text:style-name="T1">Outbound</text:span></text:p>
          </draw:text-box>
        </draw:frame>
        <draw:custom-shape draw:style-name="gr12" draw:text-style-name="P2" draw:layer="layout" svg:width="7.2cm" svg:height="5.2cm" svg:x="12.5cm" svg:y="11.2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3.017cm" svg:height="0.962cm" svg:x="16.583cm" svg:y="15.4cm">
          <draw:text-box>
            <text:p><text:span text:style-name="T1">Inbou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oj" draw:style="rectangular" draw:cx="50%" draw:cy="50%" draw:start-color="#cccccc" draw:end-color="#ffffff" draw:start-intensity="100%" draw:end-intensity="100%" draw:angle="0" draw:border="0%"/>
    <draw:gradient draw:name="Plena" draw:style="linear" draw:start-color="#ffffff" draw:end-color="#cccccc" draw:start-intensity="100%" draw:end-intensity="100%" draw:angle="300" draw:border="0%"/>
    <draw:gradient draw:name="Plena_20_blua" draw:display-name="Plena blua" draw:style="linear" draw:start-color="#729fcf" draw:end-color="#355269" draw:start-intensity="100%" draw:end-intensity="100%" draw:angle="300" draw:border="0%"/>
    <draw:gradient draw:name="Plena_20_flava" draw:display-name="Plena flava" draw:style="linear" draw:start-color="#ffde59" draw:end-color="#b47804" draw:start-intensity="100%" draw:end-intensity="100%" draw:angle="300" draw:border="0%"/>
    <draw:gradient draw:name="Plena_20_ruĝa" draw:display-name="Plena ruĝa" draw:style="linear" draw:start-color="#ff6d6d" draw:end-color="#c9211e" draw:start-intensity="100%" draw:end-intensity="100%" draw:angle="300" draw:border="0%"/>
    <draw:gradient draw:name="Plena_20_verda" draw:display-name="Plena verda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o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o_20_sen_20_plenigo_20_kaj_20_sen_20_linio" style:display-name="Objekto sen plenigo kaj sen linio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oj"/>
      <style:text-properties fo:font-size="14pt" fo:font-weight="bold"/>
    </style:style>
    <style:style style:name="Filled" style:family="graphic" style:parent-style-name="Shapes">
      <style:graphic-properties draw:fill="gradient" draw:fill-gradient-name="Plena"/>
    </style:style>
    <style:style style:name="Filled_20_Blue" style:display-name="Filled Blue" style:family="graphic" style:parent-style-name="Filled">
      <style:graphic-properties draw:fill-gradient-name="Plena_20_blua"/>
      <style:text-properties fo:color="#ffffff"/>
    </style:style>
    <style:style style:name="Filled_20_Green" style:display-name="Filled Green" style:family="graphic" style:parent-style-name="Filled">
      <style:graphic-properties draw:fill-gradient-name="Plena_20_verda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na_20_ruĝa"/>
      <style:text-properties fo:color="#ffffff"/>
    </style:style>
    <style:style style:name="Filled_20_Yellow" style:display-name="Filled Yellow" style:family="graphic" style:parent-style-name="Filled">
      <style:graphic-properties draw:fill-gradient-name="Plena_20_flav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priora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2:23:44.743757739</meta:creation-date>
    <dc:date>2020-10-17T12:49:28.199573299</dc:date>
    <meta:editing-duration>PT5M10S</meta:editing-duration>
    <meta:editing-cycles>1</meta:editing-cycles>
    <meta:document-statistic meta:object-count="17"/>
    <meta:generator>LibreOffice/6.4.7.2$Linux_X86_64 LibreOffice_project/40$Build-2</meta:generator>
  </office:meta>
</office:document-meta>
</file>